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848a" officeooo:paragraph-rsid="001f848a"/>
    </style:style>
    <style:style style:name="P2" style:family="paragraph" style:parent-style-name="Standard">
      <style:text-properties fo:font-weight="normal" officeooo:rsid="0020b41a" officeooo:paragraph-rsid="0020b41a" style:font-weight-asian="normal" style:font-weight-complex="normal"/>
    </style:style>
    <style:style style:name="P3" style:family="paragraph" style:parent-style-name="Standard">
      <style:text-properties fo:font-weight="normal" officeooo:rsid="002a006f" officeooo:paragraph-rsid="002a006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officeooo:rsid="002f27a4" officeooo:paragraph-rsid="002f27a4"/>
    </style:style>
    <style:style style:name="P5" style:family="paragraph" style:parent-style-name="Standard" style:list-style-name="L1">
      <style:text-properties fo:font-weight="normal" officeooo:rsid="002216f9" officeooo:paragraph-rsid="002216f9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2216f9" officeooo:paragraph-rsid="002216f9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23bfa9" officeooo:paragraph-rsid="0023bfa9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3bfa9" officeooo:paragraph-rsid="0023bfa9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21d86e" officeooo:paragraph-rsid="0021d86e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1d86e" officeooo:paragraph-rsid="0021d86e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5b183" officeooo:paragraph-rsid="0025b183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2738c2" officeooo:paragraph-rsid="002738c2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2a006f" officeooo:paragraph-rsid="002a006f" style:font-weight-asian="normal" style:font-weight-complex="normal"/>
    </style:style>
    <style:style style:name="P14" style:family="paragraph" style:parent-style-name="Standard" style:list-style-name="L2">
      <style:text-properties officeooo:rsid="0021d86e" officeooo:paragraph-rsid="0021d86e"/>
    </style:style>
    <style:style style:name="P15" style:family="paragraph" style:parent-style-name="Standard" style:list-style-name="L3">
      <style:text-properties officeooo:rsid="0021d86e" officeooo:paragraph-rsid="0021d86e"/>
    </style:style>
    <style:style style:name="P16" style:family="paragraph" style:parent-style-name="Standard" style:list-style-name="L3">
      <style:text-properties officeooo:rsid="0025b183" officeooo:paragraph-rsid="0025b183"/>
    </style:style>
    <style:style style:name="P17" style:family="paragraph" style:parent-style-name="Standard" style:list-style-name="L3">
      <style:text-properties officeooo:rsid="00289927" officeooo:paragraph-rsid="00289927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2fcb00" officeooo:paragraph-rsid="002fcb0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fcb00" officeooo:paragraph-rsid="002fcb00" style:font-weight-asian="normal" style:font-weight-complex="normal"/>
    </style:style>
    <style:style style:name="P20" style:family="paragraph" style:parent-style-name="Standard" style:list-style-name="L4">
      <style:text-properties style:text-underline-style="none" fo:font-weight="normal" officeooo:rsid="002fcb00" officeooo:paragraph-rsid="002fcb00" style:font-weight-asian="normal" style:font-weight-complex="normal"/>
    </style:style>
    <style:style style:name="P21" style:family="paragraph" style:parent-style-name="Standard" style:list-style-name="L5">
      <style:text-properties style:text-underline-style="none" fo:font-weight="normal" officeooo:rsid="002fcb00" officeooo:paragraph-rsid="002fcb00" style:font-weight-asian="normal" style:font-weight-complex="normal"/>
    </style:style>
    <style:style style:name="P22" style:family="paragraph" style:parent-style-name="Standard" style:list-style-name="L5">
      <style:text-properties style:text-underline-style="none" fo:font-weight="normal" officeooo:rsid="002fe23a" officeooo:paragraph-rsid="002fe23a" style:font-weight-asian="normal" style:font-weight-complex="normal"/>
    </style:style>
    <style:style style:name="P23" style:family="paragraph" style:parent-style-name="Standard" style:list-style-name="L4">
      <style:text-properties style:text-underline-style="none" fo:font-weight="normal" officeooo:rsid="002fe23a" officeooo:paragraph-rsid="002fe23a" style:font-weight-asian="normal" style:font-weight-complex="normal"/>
    </style:style>
    <style:style style:name="P24" style:family="paragraph" style:parent-style-name="Standard" style:list-style-name="L5">
      <style:text-properties style:text-underline-style="none" fo:font-weight="normal" officeooo:rsid="00332869" officeooo:paragraph-rsid="00332869" style:font-weight-asian="normal" style:font-weight-complex="normal"/>
    </style:style>
    <style:style style:name="P25" style:family="paragraph" style:parent-style-name="Standard" style:list-style-name="L4">
      <style:text-properties style:text-underline-style="none" fo:font-weight="normal" officeooo:rsid="003512e4" officeooo:paragraph-rsid="003512e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bfa9" style:font-weight-asian="normal" style:font-weight-complex="normal"/>
    </style:style>
    <style:style style:name="T4" style:family="text">
      <style:text-properties fo:font-weight="normal" officeooo:rsid="0025b183" style:font-weight-asian="normal" style:font-weight-complex="normal"/>
    </style:style>
    <style:style style:name="T5" style:family="text">
      <style:text-properties fo:font-weight="normal" officeooo:rsid="0025bb5b" style:font-weight-asian="normal" style:font-weight-complex="normal"/>
    </style:style>
    <style:style style:name="T6" style:family="text">
      <style:text-properties fo:font-weight="normal" officeooo:rsid="00289927" style:font-weight-asian="normal" style:font-weight-complex="normal"/>
    </style:style>
    <style:style style:name="T7" style:family="text">
      <style:text-properties fo:font-weight="normal" officeooo:rsid="002a006f" style:font-weight-asian="normal" style:font-weight-complex="normal"/>
    </style:style>
    <style:style style:name="T8" style:family="text">
      <style:text-properties officeooo:rsid="002eae27"/>
    </style:style>
    <style:style style:name="T9" style:family="text">
      <style:text-properties officeooo:rsid="0030f5a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rity Case Study:</text:p>
      <text:p text:style-name="P1">A charity seeks to develop a comprehensive software solution to manage the contact details of members who participate in the charity’s lottery.</text:p>
      <text:p text:style-name="P1"/>
      <text:p text:style-name="P1">The software will allow members to check their personal details, view lottery prizes, access a calendar of charity events, register new members, and manage payment processes.</text:p>
      <text:p text:style-name="P1">The goal is to enhance member engagement, streamline operations, and improve transparency and efficiency within the charity.</text:p>
      <text:p text:style-name="P1"/>
      <text:p text:style-name="P1">Task – explain the <text:span text:style-name="T1">functional</text:span><text:span text:style-name="T2"> and </text:span><text:span text:style-name="T1">non-functional</text:span><text:span text:style-name="T2"> requirements for the above, why would they be considered functional or non-functional?</text:span></text:p>
      <text:p text:style-name="P2">Functional:</text:p>
      <text:list xml:id="list1367605986" text:style-name="L1">
        <text:list-item>
          <text:p text:style-name="P5">Homepage</text:p>
        </text:list-item>
      </text:list>
      <text:list xml:id="list2383228806" text:style-name="L2">
        <text:list-item>
          <text:p text:style-name="P14"><text:span text:style-name="T3">P</text:span><text:span text:style-name="T2">ersonal details </text:span><text:span text:style-name="T3">page</text:span></text:p>
        </text:list-item>
        <text:list-item>
          <text:p text:style-name="P14"><text:span text:style-name="T3">L</text:span><text:span text:style-name="T2">ottery prizes</text:span><text:span text:style-name="T3"> page</text:span></text:p>
        </text:list-item>
        <text:list-item>
          <text:p text:style-name="P14"><text:span text:style-name="T3">U</text:span><text:span text:style-name="T2">pcoming events </text:span><text:span text:style-name="T3">page</text:span></text:p>
        </text:list-item>
        <text:list-item>
          <text:p text:style-name="P7">Register new members page</text:p>
        </text:list-item>
        <text:list-item>
          <text:p text:style-name="P6">Login page – user authentication</text:p>
        </text:list-item>
        <text:list-item>
          <text:p text:style-name="P9">Interface for managing payments</text:p>
        </text:list-item>
        <text:list-item>
          <text:p text:style-name="P7">Reporting tool for Key Performance Indicators (KPI)</text:p>
        </text:list-item>
        <text:list-item>
          <text:p text:style-name="P7">Admin account</text:p>
        </text:list-item>
      </text:list>
      <text:p text:style-name="P2">Non-functional:</text:p>
      <text:list xml:id="list3269642957" text:style-name="L3">
        <text:list-item>
          <text:p text:style-name="P15"><text:span text:style-name="T2">System must be secure </text:span><text:span text:style-name="T4">(DDOS prevention, access controls)</text:span></text:p>
        </text:list-item>
        <text:list-item>
          <text:p text:style-name="P10">Improve transparency of the charity’s operations</text:p>
        </text:list-item>
        <text:list-item>
          <text:p text:style-name="P8">Abiding by GDPR laws</text:p>
        </text:list-item>
        <text:list-item>
          <text:p text:style-name="P11">Website cookies</text:p>
        </text:list-item>
        <text:list-item>
          <text:p text:style-name="P11">Web Content Accessibility Guidelines (WCAG)</text:p>
        </text:list-item>
        <text:list-item>
          <text:p text:style-name="P16"><text:span text:style-name="T2">Must be responsive </text:span><text:span text:style-name="T6">and reliable</text:span></text:p>
        </text:list-item>
        <text:list-item>
          <text:p text:style-name="P11">Scalability</text:p>
        </text:list-item>
        <text:list-item>
          <text:p text:style-name="P16"><text:span text:style-name="T2">Compatibility (mobile, desktop, </text:span><text:span text:style-name="T5">different OSes</text:span><text:span text:style-name="T2">)</text:span></text:p>
        </text:list-item>
        <text:list-item>
          <text:p text:style-name="P12">Live display of lottery numbers</text:p>
        </text:list-item>
        <text:list-item>
          <text:p text:style-name="P17"><text:span text:style-name="T2">Maintainability (documentation, </text:span><text:span text:style-name="T7">comments</text:span><text:span text:style-name="T2">)</text:span></text:p>
        </text:list-item>
        <text:list-item>
          <text:p text:style-name="P13">Usability (seeing the lottery numbers you picke<text:span text:style-name="T8">d)</text:span></text:p>
        </text:list-item>
      </text:list>
      <text:p text:style-name="P3"/>
      <text:p text:style-name="P18">Health Advice Group:</text:p>
      <text:p text:style-name="P19">Functional requirements:</text:p>
      <text:list xml:id="list295818704" text:style-name="L5">
        <text:list-item>
          <text:p text:style-name="P21">Provide users with health advice</text:p>
        </text:list-item>
        <text:list-item>
          <text:p text:style-name="P21">Provide information on environmental health conditions and seasonal allergies</text:p>
        </text:list-item>
        <text:list-item>
          <text:p text:style-name="P22">Register page</text:p>
        </text:list-item>
        <text:list-item>
          <text:p text:style-name="P22">Login page</text:p>
        </text:list-item>
        <text:list-item>
          <text:p text:style-name="P22">Weather forecasting</text:p>
        </text:list-item>
        <text:list-item>
          <text:p text:style-name="P22">Dashboard showing air quality of weather</text:p>
        </text:list-item>
        <text:list-item>
          <text:p text:style-name="P22">Policy page</text:p>
        </text:list-item>
        <text:list-item>
          <text:p text:style-name="P22">Terms and Conditions</text:p>
        </text:list-item>
        <text:list-item>
          <text:p text:style-name="P22">About us page</text:p>
        </text:list-item>
        <text:list-item>
          <text:p text:style-name="P24">Admin portal</text:p>
        </text:list-item>
        <text:list-item>
          <text:p text:style-name="P24"><text:span text:style-name="T9">Admin accounts</text:span></text:p>
        </text:list-item>
      </text:list>
      <text:p text:style-name="P19">Non-functional requirements:</text:p>
      <text:list xml:id="list4170699817" text:style-name="L4">
        <text:list-item>
          <text:p text:style-name="P20">Weather forecasting for advice personalised to the weather conditions</text:p>
        </text:list-item>
        <text:list-item>
          <text:p text:style-name="P23">Follow WCAG guidelines</text:p>
        </text:list-item>
        <text:list-item>
          <text:p text:style-name="P23">Accessibility panel</text:p>
        </text:list-item>
        <text:list-item>
          <text:p text:style-name="P25">Aesthetically pleasing interface</text:p>
        </text:list-item>
        <text:list-item>
          <text:p text:style-name="P23"><text:soft-page-break/>Location tracker for basing advice on the weather (optional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09:19:08.051185848</meta:creation-date>
    <meta:generator>LibreOffice/7.3.7.2$Linux_X86_64 LibreOffice_project/30$Build-2</meta:generator>
    <dc:date>2025-09-26T10:29:29.179202305</dc:date>
    <meta:editing-duration>PT59M10S</meta:editing-duration>
    <meta:editing-cycles>21</meta:editing-cycles>
    <meta:document-statistic meta:table-count="0" meta:image-count="0" meta:object-count="0" meta:page-count="2" meta:paragraph-count="46" meta:word-count="277" meta:character-count="1804" meta:non-whitespace-character-count="1607"/>
  </office:meta>
</office:document-meta>
</file>